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StarSymbol" svg:font-family="StarSymbol"/>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list-style-name="L2"/>
    <style:style style:name="P4" style:family="paragraph" style:parent-style-name="Text_20_body" style:list-style-name="L3">
      <style:paragraph-properties fo:margin-left="0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5" style:family="paragraph" style:parent-style-name="Text_20_body" style:list-style-name="L3">
      <style:paragraph-properties fo:margin-left="0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ext_20_body">
      <style:paragraph-properties fo:margin-left="0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7" style:family="paragraph" style:parent-style-name="Text_20_body">
      <style:paragraph-properties fo:margin-left="0cm" fo:margin-right="0cm" fo:text-indent="0cm" style:auto-text-indent="false"/>
      <style:text-properties style:font-name="Nimbus Mono L" fo:font-style="normal" fo:font-weight="bold" style:font-style-asian="normal" style:font-weight-asian="bold" style:font-style-complex="normal" style:font-weight-complex="bold"/>
    </style:style>
    <style:style style:name="P8" style:family="paragraph" style:parent-style-name="Text_20_body" style:list-style-name="L3">
      <style:paragraph-properties fo:margin-left="0cm" fo:margin-right="0cm" fo:text-indent="0cm" style:auto-text-indent="false"/>
      <style:text-properties style:font-name="Nimbus Mono L" fo:font-style="normal" fo:font-weight="bold" style:font-style-asian="normal" style:font-weight-asian="bold" style:font-style-complex="normal" style:font-weight-complex="bold"/>
    </style:style>
    <style:style style:name="P9" style:family="paragraph" style:parent-style-name="Standard" style:list-style-name="L3">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11" style:family="paragraph" style:parent-style-name="Text_20_body" style:list-style-name="L4">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L3">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13" style:family="paragraph" style:parent-style-name="Text_20_body">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list-style-name="L4">
      <style:paragraph-properties fo:margin-left="0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list-style-name="L5">
      <style:paragraph-properties fo:margin-left="0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16" style:family="paragraph" style:parent-style-name="Heading_20_3" style:list-style-name="L6">
      <style:paragraph-properties fo:margin-left="1.251cm" fo:margin-right="0cm" fo:text-indent="0cm" style:auto-text-indent="false"/>
      <style:text-properties style:font-name="Nimbus Roman No9 L" fo:font-style="normal" fo:font-weight="normal" style:font-style-asian="normal" style:font-weight-asian="normal" style:font-style-complex="normal" style:font-weight-complex="normal"/>
    </style:style>
    <style:style style:name="P17" style:family="paragraph" style:parent-style-name="Text_20_body" style:list-style-name="L6">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list-style-name="L2">
      <style:paragraph-properties fo:margin-left="1.251cm" fo:margin-right="0cm" fo:text-indent="0cm" style:auto-text-indent="false"/>
      <style:text-properties fo:font-weight="normal" style:font-weight-asian="normal" style:font-weight-complex="normal"/>
    </style:style>
    <style:style style:name="P19" style:family="paragraph" style:parent-style-name="Heading_20_3" style:list-style-name="L6">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20" style:family="paragraph" style:parent-style-name="Text_20_body" style:list-style-name="L6">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21" style:family="paragraph" style:parent-style-name="Text_20_body">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22" style:family="paragraph" style:parent-style-name="Text_20_body" style:list-style-name="L6">
      <style:paragraph-properties fo:margin-left="0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ext_20_body" style:list-style-name="L6">
      <style:paragraph-properties fo:margin-left="0cm" fo:margin-right="0cm" fo:text-indent="0cm" style:auto-text-indent="false"/>
    </style:style>
    <style:style style:name="P24" style:family="paragraph" style:parent-style-name="Text_20_body" style:list-style-name="L6">
      <style:paragraph-properties fo:margin-left="1.251cm" fo:margin-right="0cm" fo:text-indent="0cm" style:auto-text-indent="false"/>
    </style:style>
    <style:style style:name="P25" style:family="paragraph" style:parent-style-name="Text_20_body" style:list-style-name="L6">
      <style:paragraph-properties fo:margin-left="2.501cm" fo:margin-right="0cm" fo:text-indent="0cm" style:auto-text-indent="false"/>
    </style:style>
    <style:style style:name="P26" style:family="paragraph" style:parent-style-name="Heading_20_2">
      <style:text-properties style:font-name="Nimbus Mono L" fo:font-style="normal" fo:font-weight="normal" style:font-style-asian="normal" style:font-weight-asian="normal" style:font-style-complex="normal" style:font-weight-complex="normal"/>
    </style:style>
    <style:style style:name="P27" style:family="paragraph" style:parent-style-name="Text_20_body" style:list-style-name="L6">
      <style:paragraph-properties fo:margin-left="0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style:font-name="Nimbus Mono L" fo:font-style="normal" fo:font-weight="bold" style:font-style-asian="normal" style:font-weight-asian="bold" style:font-style-complex="normal" style:font-weight-complex="bold"/>
    </style:style>
    <style:style style:name="P30" style:family="paragraph" style:parent-style-name="Heading_20_2">
      <style:text-properties style:font-name="Nimbus Mono L" fo:font-style="normal" fo:font-weight="normal" style:font-style-asian="normal" style:font-weight-asian="normal" style:font-style-complex="normal" style:font-weight-complex="normal"/>
    </style:style>
    <style:style style:name="P31" style:family="paragraph" style:parent-style-name="Text_20_body">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32" style:family="paragraph" style:parent-style-name="Text_20_body">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34" style:family="paragraph" style:parent-style-name="Standard">
      <style:paragraph-properties fo:margin-left="1.251cm" fo:margin-right="0cm" fo:text-indent="0cm" style:auto-text-indent="false"/>
      <style:text-properties fo:font-weight="bold" style:font-weight-asian="bold" style:font-weight-complex="bold"/>
    </style:style>
    <style:style style:name="P35" style:family="paragraph" style:parent-style-name="Text_20_body">
      <style:text-properties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Text_20_body">
      <style:paragraph-properties fo:margin-left="5.002cm" fo:margin-right="0cm" fo:text-indent="0cm" style:auto-text-indent="false"/>
      <style:text-properties style:font-name="FreeMono" fo:font-weight="normal" style:font-weight-asian="normal" style:font-weight-complex="normal"/>
    </style:style>
    <style:style style:name="P38" style:family="paragraph" style:parent-style-name="Heading_20_3" style:list-style-name="L6">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39" style:family="paragraph" style:parent-style-name="Heading_20_3" style:list-style-name="L6">
      <style:paragraph-properties fo:margin-left="1.251cm" fo:margin-right="0cm" fo:text-indent="0cm" style:auto-text-indent="false"/>
      <style:text-properties style:font-name="Nimbus Roman No9 L" fo:font-style="normal" fo:font-weight="normal" style:font-style-asian="normal" style:font-weight-asian="normal" style:font-style-complex="normal" style:font-weight-complex="normal"/>
    </style:style>
    <style:style style:name="P40" style:family="paragraph" style:parent-style-name="Standard" style:list-style-name="L10"/>
    <style:style style:name="P41" style:family="paragraph" style:parent-style-name="Standard" style:list-style-name="L1">
      <style:paragraph-properties fo:margin-left="0cm" fo:margin-right="0cm" fo:text-indent="0cm" style:auto-text-indent="false"/>
    </style:style>
    <style:style style:name="P42" style:family="paragraph" style:parent-style-name="Standard" style:list-style-name="L3">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43" style:family="paragraph" style:parent-style-name="Standard" style:list-style-name="L3">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list-style-name="L9">
      <style:paragraph-properties fo:margin-left="1.251cm" fo:margin-right="0cm" fo:text-indent="0cm" style:auto-text-indent="false"/>
      <style:text-properties fo:font-weight="normal" style:font-weight-asian="normal" style:font-weight-complex="normal"/>
    </style:style>
    <style:style style:name="P45" style:family="paragraph" style:parent-style-name="Standard" style:list-style-name="L10">
      <style:paragraph-properties fo:margin-left="1.251cm" fo:margin-right="0cm" fo:text-indent="0cm" style:auto-text-indent="false"/>
      <style:text-properties fo:font-weight="normal" style:font-weight-asian="normal" style:font-weight-complex="normal"/>
    </style:style>
    <style:style style:name="P46" style:family="paragraph" style:parent-style-name="Heading_20_2">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ext_20_body" style:list-style-name="L2"/>
    <style:style style:name="P48" style:family="paragraph" style:parent-style-name="Text_20_body" style:list-style-name="L2">
      <style:text-properties fo:font-weight="normal" style:font-weight-asian="normal" style:font-weight-complex="normal"/>
    </style:style>
    <style:style style:name="P49" style:family="paragraph" style:parent-style-name="Text_20_body">
      <style:paragraph-properties fo:margin-left="0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50" style:family="paragraph" style:parent-style-name="Text_20_body" style:list-style-name="L6">
      <style:paragraph-properties fo:margin-left="0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51" style:family="paragraph" style:parent-style-name="Text_20_body" style:list-style-name="L5">
      <style:paragraph-properties fo:margin-left="0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52" style:family="paragraph" style:parent-style-name="Text_20_body" style:list-style-name="L3">
      <style:paragraph-properties fo:margin-left="0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indent="0cm" style:auto-text-indent="false"/>
      <style:text-properties style:font-name="Nimbus Mono L" fo:font-style="normal" fo:font-weight="bold" style:font-style-asian="normal" style:font-weight-asian="bold" style:font-style-complex="normal" style:font-weight-complex="bold"/>
    </style:style>
    <style:style style:name="P54" style:family="paragraph" style:parent-style-name="Text_20_body" style:list-style-name="L3">
      <style:paragraph-properties fo:margin-left="0cm" fo:margin-right="0cm" fo:text-indent="0cm" style:auto-text-indent="false"/>
      <style:text-properties style:font-name="Nimbus Mono L" fo:font-style="normal" fo:font-weight="bold" style:font-style-asian="normal" style:font-weight-asian="bold" style:font-style-complex="normal" style:font-weight-complex="bold"/>
    </style:style>
    <style:style style:name="P55" style:family="paragraph" style:parent-style-name="Text_20_body" style:list-style-name="L6">
      <style:paragraph-properties fo:margin-left="0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ext_20_body" style:list-style-name="L4">
      <style:paragraph-properties fo:margin-left="0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Text_20_body" style:list-style-name="L3">
      <style:paragraph-properties fo:margin-left="0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Text_20_body" style:list-style-name="L6">
      <style:paragraph-properties fo:margin-left="0cm" fo:margin-right="0cm" fo:text-indent="0cm" style:auto-text-indent="false"/>
    </style:style>
    <style:style style:name="P59" style:family="paragraph" style:parent-style-name="Text_20_body" style:list-style-name="L7">
      <style:paragraph-properties fo:margin-left="0cm" fo:margin-right="0cm" fo:text-indent="0cm" style:auto-text-indent="false"/>
    </style:style>
    <style:style style:name="P60" style:family="paragraph" style:parent-style-name="Text_20_body" style:list-style-name="L8">
      <style:paragraph-properties fo:margin-left="0cm" fo:margin-right="0cm" fo:text-indent="0cm" style:auto-text-indent="false"/>
    </style:style>
    <style:style style:name="P61" style:family="paragraph" style:parent-style-name="Text_20_body" style:list-style-name="L11">
      <style:paragraph-properties fo:margin-left="0cm" fo:margin-right="0cm" fo:text-indent="0cm" style:auto-text-indent="false"/>
      <style:text-properties fo:font-weight="normal" style:font-weight-asian="normal" style:font-weight-complex="normal"/>
    </style:style>
    <style:style style:name="P62" style:family="paragraph" style:parent-style-name="Text_20_body" style:list-style-name="L6">
      <style:paragraph-properties fo:margin-left="1.251cm" fo:margin-right="0cm" fo:text-indent="0cm" style:auto-text-indent="false"/>
    </style:style>
    <style:style style:name="P63" style:family="paragraph" style:parent-style-name="Text_20_body" style:list-style-name="L6">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64" style:family="paragraph" style:parent-style-name="Text_20_body">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Text_20_body" style:list-style-name="L6">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Text_20_body" style:list-style-name="L4">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list-style-name="L2">
      <style:paragraph-properties fo:margin-left="1.251cm" fo:margin-right="0cm" fo:text-indent="0cm" style:auto-text-indent="false"/>
      <style:text-properties fo:font-weight="normal" style:font-weight-asian="normal" style:font-weight-complex="normal"/>
    </style:style>
    <style:style style:name="P68" style:family="paragraph" style:parent-style-name="Text_20_body" style:list-style-name="L12">
      <style:paragraph-properties fo:margin-left="1.251cm" fo:margin-right="0cm" fo:text-indent="0cm" style:auto-text-indent="false"/>
      <style:text-properties fo:font-weight="normal" style:font-weight-asian="normal" style:font-weight-complex="normal"/>
    </style:style>
    <style:style style:name="P69" style:family="paragraph" style:parent-style-name="Text_20_body" style:list-style-name="L7">
      <style:paragraph-properties fo:margin-left="1.251cm" fo:margin-right="0cm" fo:text-indent="0cm" style:auto-text-indent="false"/>
    </style:style>
    <style:style style:name="P70" style:family="paragraph" style:parent-style-name="Text_20_body" style:list-style-name="L8">
      <style:paragraph-properties fo:margin-left="1.251cm" fo:margin-right="0cm" fo:text-indent="0cm" style:auto-text-indent="false"/>
    </style:style>
    <style:style style:name="P71" style:family="paragraph" style:parent-style-name="Text_20_body" style:list-style-name="L10">
      <style:paragraph-properties fo:margin-left="1.251cm" fo:margin-right="0cm" fo:text-align="start" style:justify-single-word="false" fo:text-indent="0cm" style:auto-text-indent="false"/>
    </style:style>
    <style:style style:name="P72" style:family="paragraph" style:parent-style-name="Text_20_body" style:list-style-name="L6">
      <style:paragraph-properties fo:margin-left="2.501cm" fo:margin-right="0cm" fo:text-indent="0cm" style:auto-text-indent="false"/>
    </style:style>
    <style:style style:name="P73" style:family="paragraph" style:parent-style-name="Text_20_body" style:list-style-name="L13">
      <style:paragraph-properties fo:margin-left="2.501cm" fo:margin-right="0cm" fo:text-indent="0cm" style:auto-text-indent="false"/>
      <style:text-properties fo:font-weight="normal" style:font-weight-asian="normal" style:font-weight-complex="normal"/>
    </style:style>
    <style:style style:name="P74" style:family="paragraph" style:parent-style-name="Text_20_body" style:list-style-name="L13">
      <style:paragraph-properties fo:margin-left="3.752cm" fo:margin-right="0cm" fo:text-indent="0cm" style:auto-text-indent="false"/>
      <style:text-properties fo:font-weight="normal" style:font-weight-asian="normal" style:font-weight-complex="normal"/>
    </style:style>
    <style:style style:name="T1" style:family="text"/>
    <style:style style:name="T2" style:family="text">
      <style:text-properties style:font-name="Nimbus Roman No9 L"/>
    </style:style>
    <style:style style:name="T3" style:family="text">
      <style:text-properties style:font-name="Nimbus Mono 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tracked-changes>
        <text:changed-region text:id="ct173013056">
          <text:insertion>
            <office:change-info>
              <dc:creator>Jan Tattermusch</dc:creator>
              <dc:date>2008-12-16T17:27:00</dc:date>
            </office:change-info>
          </text:insertion>
        </text:changed-region>
        <text:changed-region text:id="ct143067736">
          <text:insertion>
            <office:change-info>
              <dc:creator>Jan Tattermusch</dc:creator>
              <dc:date>2008-12-09T12:48:00</dc:date>
            </office:change-info>
          </text:insertion>
        </text:changed-region>
        <text:changed-region text:id="ct171926624">
          <text:insertion>
            <office:change-info>
              <dc:creator>Jan Tattermusch</dc:creator>
              <dc:date>2008-12-16T17:08:00</dc:date>
            </office:change-info>
          </text:insertion>
        </text:changed-region>
        <text:changed-region text:id="ct172537120">
          <text:insertion>
            <office:change-info>
              <dc:creator>Jan Tattermusch</dc:creator>
              <dc:date>2008-12-16T17:09:00</dc:date>
            </office:change-info>
          </text:insertion>
        </text:changed-region>
        <text:changed-region text:id="ct167015632">
          <text:deletion>
            <office:change-info>
              <dc:creator>Jan Tattermusch</dc:creator>
              <dc:date>2008-12-16T17:07:00</dc:date>
            </office:change-info>
            <text:p text:style-name="Standard">Key issue of the WillBeen project is to enable scripting in the BEEN framework. This issue has two major parts:</text:p>
          </text:deletion>
        </text:changed-region>
        <text:changed-region text:id="ct168981928">
          <text:insertion>
            <office:change-info>
              <dc:creator>Jan Tattermusch</dc:creator>
              <dc:date>2008-12-16T17:27:00</dc:date>
            </office:change-info>
          </text:insertion>
        </text:changed-region>
        <text:changed-region text:id="ct172705168">
          <text:deletion>
            <office:change-info>
              <dc:creator>Jan Tattermusch</dc:creator>
              <dc:date>2008-12-16T17:27:00</dc:date>
            </office:change-info>
            <text:p text:style-name="Standard"/>
            <text:p text:style-name="Standard">S</text:p>
          </text:deletion>
        </text:changed-region>
        <text:changed-region text:id="ct168896488">
          <text:insertion>
            <office:change-info>
              <dc:creator>Jan Tattermusch</dc:creator>
              <dc:date>2008-12-16T17:27:00</dc:date>
            </office:change-info>
          </text:insertion>
        </text:changed-region>
        <text:changed-region text:id="ct172529312">
          <text:insertion>
            <office:change-info>
              <dc:creator>Jan Tattermusch</dc:creator>
              <dc:date>2008-12-16T17:28:00</dc:date>
            </office:change-info>
          </text:insertion>
        </text:changed-region>
        <text:changed-region text:id="ct169460824">
          <text:deletion>
            <office:change-info>
              <dc:creator>Jan Tattermusch</dc:creator>
              <dc:date>2008-12-16T17:28:00</dc:date>
            </office:change-info>
            <text:p text:style-name="Standard">issue is</text:p>
          </text:deletion>
        </text:changed-region>
        <text:changed-region text:id="ct171547528">
          <text:insertion>
            <office:change-info>
              <dc:creator>Jan Tattermusch</dc:creator>
              <dc:date>2008-12-16T17:28:00</dc:date>
            </office:change-info>
          </text:insertion>
        </text:changed-region>
        <text:changed-region text:id="ct169020496">
          <text:deletion>
            <office:change-info>
              <dc:creator>Jan Tattermusch</dc:creator>
              <dc:date>2008-12-16T17:28:00</dc:date>
            </office:change-info>
            <text:p text:style-name="Standard"/>
            <text:list text:style-name="L1">
              <text:list-item>
                <text:p text:style-name="P1">Designing a command-line scripting API which will enable users to control the major parts of benchmarking workflow without a need to use BEEN web interface. (this issue will be referred as „scripting API“)</text:p>
              </text:list-item>
            </text:list>
            <text:p text:style-name="P2"/>
            <text:h text:style-name="Heading_20_2" text:outline-level="2">Task Scripting</text:h>
          </text:deletion>
        </text:changed-region>
        <text:changed-region text:id="ct142044656">
          <text:deletion>
            <office:change-info>
              <dc:creator>Jan Tattermusch</dc:creator>
              <dc:date>2008-12-10T13:56:00</dc:date>
            </office:change-info>
            <text:list text:style-name="L2">
              <text:list-item>
                <text:p text:style-name="P3"/>
              </text:list-item>
              <text:list-item>
                <text:p text:style-name="P3"/>
              </text:list-item>
            </text:list>
          </text:deletion>
        </text:changed-region>
        <text:changed-region text:id="ct143035488">
          <text:deletion>
            <office:change-info>
              <dc:creator>Jan Tattermusch</dc:creator>
              <dc:date>2008-12-16T17:22:00</dc:date>
            </office:change-info>
            <text:list text:style-name="L3">
              <text:list-item text:start-value="1">
                <text:p text:style-name="P4">t</text:p>
              </text:list-item>
              <text:list-item>
                <text:p text:style-name="P5"/>
              </text:list-item>
            </text:list>
          </text:deletion>
        </text:changed-region>
        <text:changed-region text:id="ct171838080">
          <text:deletion>
            <office:change-info>
              <dc:creator>Unknown Author</dc:creator>
              <dc:date>2008-12-10T17:40:00</dc:date>
            </office:change-info>
            <text:p text:style-name="P6">m</text:p>
          </text:deletion>
        </text:changed-region>
        <text:changed-region text:id="ct171925648">
          <text:deletion>
            <office:change-info>
              <dc:creator>Jan Tattermusch</dc:creator>
              <dc:date>2008-12-16T17:22:00</dc:date>
            </office:change-info>
            <text:p text:style-name="P6"><text:s/></text:p>
          </text:deletion>
        </text:changed-region>
        <text:changed-region text:id="ct170058648">
          <text:deletion>
            <office:change-info>
              <dc:creator>Jan Tattermusch</dc:creator>
              <dc:date>2008-12-09T12:46:00</dc:date>
            </office:change-info>
            <text:p text:style-name="P7">..</text:p>
          </text:deletion>
        </text:changed-region>
        <text:changed-region text:id="ct170121768">
          <text:deletion>
            <office:change-info>
              <dc:creator>Jan Tattermusch</dc:creator>
              <dc:date>2008-12-16T17:22:00</dc:date>
            </office:change-info>
            <text:list text:style-name="L3">
              <text:list-item text:start-value="1">
                <text:p text:style-name="P5"/>
              </text:list-item>
              <text:list-item>
                <text:p text:style-name="P8"/>
              </text:list-item>
            </text:list>
          </text:deletion>
        </text:changed-region>
        <text:changed-region text:id="ct172803328">
          <text:deletion>
            <office:change-info>
              <dc:creator>Jan Tattermusch</dc:creator>
              <dc:date>2008-12-10T13:13:00</dc:date>
            </office:change-info>
            <text:list text:style-name="L3">
              <text:list-item text:start-value="1">
                <text:p text:style-name="P5"/>
              </text:list-item>
              <text:list-item>
                <text:p text:style-name="P5"/>
              </text:list-item>
            </text:list>
          </text:deletion>
        </text:changed-region>
        <text:changed-region text:id="ct168290456">
          <text:deletion>
            <office:change-info>
              <dc:creator>Jan Tattermusch</dc:creator>
              <dc:date>2008-12-09T13:35:00</dc:date>
            </office:change-info>
            <text:p text:style-name="P7">Command list</text:p>
          </text:deletion>
        </text:changed-region>
        <text:changed-region text:id="ct172528752">
          <text:deletion>
            <office:change-info>
              <dc:creator>Jan Tattermusch</dc:creator>
              <dc:date>2008-12-16T17:22:00</dc:date>
            </office:change-info>
            <text:p text:style-name="P7">cripting API <text:s/></text:p>
          </text:deletion>
        </text:changed-region>
        <text:changed-region text:id="ct172518368">
          <text:deletion>
            <office:change-info>
              <dc:creator>Jan Tattermusch</dc:creator>
              <dc:date>2008-12-09T14:57:00</dc:date>
            </office:change-info>
            <text:p text:style-name="P7">s</text:p>
          </text:deletion>
        </text:changed-region>
        <text:changed-region text:id="ct172809360">
          <text:deletion>
            <office:change-info>
              <dc:creator>Jan Tattermusch</dc:creator>
              <dc:date>2008-12-16T17:22:00</dc:date>
            </office:change-info>
            <text:p text:style-name="P7">ask </text:p>
          </text:deletion>
        </text:changed-region>
        <text:changed-region text:id="ct171856272">
          <text:deletion>
            <office:change-info>
              <dc:creator>Jan Tattermusch</dc:creator>
              <dc:date>2008-12-09T14:56:00</dc:date>
            </office:change-info>
            <text:p text:style-name="P7">T</text:p>
          </text:deletion>
        </text:changed-region>
        <text:changed-region text:id="ct173222992">
          <text:deletion>
            <office:change-info>
              <dc:creator>Jan Tattermusch</dc:creator>
              <dc:date>2008-12-16T17:22:00</dc:date>
            </office:change-info>
            <text:list text:style-name="L3">
              <text:list-item text:start-value="1">
                <text:p text:style-name="P9"/>
              </text:list-item>
              <text:list-item>
                <text:p text:style-name="P8"/>
              </text:list-item>
            </text:list>
          </text:deletion>
        </text:changed-region>
        <text:changed-region text:id="ct169467600">
          <text:deletion>
            <office:change-info>
              <dc:creator>Jan Tattermusch</dc:creator>
              <dc:date>2008-12-16T17:22:00</dc:date>
            </office:change-info>
            <text:p text:style-name="P10">, etc.) ?</text:p>
          </text:deletion>
        </text:changed-region>
        <text:changed-region text:id="ct173085608">
          <text:deletion>
            <office:change-info>
              <dc:creator>Jan Tattermusch</dc:creator>
              <dc:date>2008-12-16T17:22:00</dc:date>
            </office:change-info>
            <text:p text:style-name="P10">(PT) Technical question: if task configuration is handled by configurator part of each plugin, does that mean that we will have configurators for multiple types of inputs (GUI, command line</text:p>
          </text:deletion>
        </text:changed-region>
        <text:changed-region text:id="ct158421152">
          <text:deletion>
            <office:change-info>
              <dc:creator>Jan Tattermusch</dc:creator>
              <dc:date>2008-12-16T17:22:00</dc:date>
            </office:change-info>
            <text:list text:style-name="L4">
              <text:list-item text:start-value="1">
                <text:p text:style-name="P11"/>
              </text:list-item>
            </text:list>
            <text:list text:style-name="L3">
              <text:list-item>
                <text:p text:style-name="P12"/>
              </text:list-item>
            </text:list>
          </text:deletion>
        </text:changed-region>
        <text:changed-region text:id="ct172674272">
          <text:deletion>
            <office:change-info>
              <dc:creator>Jan Tattermusch</dc:creator>
              <dc:date>2008-12-16T17:22:00</dc:date>
            </office:change-info>
            <text:p text:style-name="P13">config ... ?)</text:p>
          </text:deletion>
        </text:changed-region>
        <text:changed-region text:id="ct172677400">
          <text:deletion>
            <office:change-info>
              <dc:creator>Jan Tattermusch</dc:creator>
              <dc:date>2008-12-16T17:22:00</dc:date>
            </office:change-info>
            <text:list text:style-name="L4">
              <text:list-item text:start-value="1">
                <text:p text:style-name="P14"/>
              </text:list-item>
            </text:list>
            <text:p text:style-name="P13"/>
            <text:list text:style-name="L4">
              <text:list-item text:start-value="1">
                <text:p text:style-name="P11">((PT) Or something like ~/.been/</text:p>
              </text:list-item>
            </text:list>
          </text:deletion>
        </text:changed-region>
        <text:changed-region text:id="ct167450696">
          <text:deletion>
            <office:change-info>
              <dc:creator>Jan Tattermusch</dc:creator>
              <dc:date>2008-12-16T17:22:00</dc:date>
            </office:change-info>
            <text:list text:style-name="L5">
              <text:list-item text:start-value="1">
                <text:p text:style-name="P15">Maybe my small addition (PT): The command line utilities should recognize something like an option “--machine-output-format version”, so that even if the utilities produce “human-readable” output by default, they can be forced to produce stable machine-parse-able output easily.</text:p>
              </text:list-item>
            </text:list>
            <text:list text:style-name="L4">
              <text:list-item>
                <text:p text:style-name="P14"/>
              </text:list-item>
            </text:list>
          </text:deletion>
        </text:changed-region>
        <text:changed-region text:id="ct173108976">
          <text:deletion>
            <office:change-info>
              <dc:creator>Jan Tattermusch</dc:creator>
              <dc:date>2008-12-16T17:22:00</dc:date>
            </office:change-info>
            <text:list text:style-name="L6">
              <text:list-item text:start-value="1">
                <text:list>
                  <text:list-item text:start-value="1">
                    <text:list>
                      <text:list-item text:start-value="1">
                        <text:h text:style-name="P16" text:outline-level="3" text:restart-numbering="true" text:start-value="1">(Note: When talking about “context“ here, we do not mean the standard BEEN context, but a more generic “context” meant to group together generally related tasks.)</text:h>
                      </text:list-item>
                    </text:list>
                  </text:list-item>
                </text:list>
              </text:list-item>
            </text:list>
            <text:list text:style-name="L5">
              <text:list-item>
                <text:p text:style-name="P15"/>
              </text:list-item>
            </text:list>
          </text:deletion>
        </text:changed-region>
        <text:changed-region text:id="ct171754960">
          <text:deletion>
            <office:change-info>
              <dc:creator>Jan Tattermusch</dc:creator>
              <dc:date>2008-12-16T17:22:00</dc:date>
            </office:change-info>
            <text:list text:style-name="L6">
              <text:list-item text:start-value="1">
                <text:p text:style-name="P17"/>
              </text:list-item>
            </text:list>
            <text:list text:style-name="L2">
              <text:list-item text:start-value="1">
                <text:p text:style-name="P18">The user interface might require changes to be able to somehow group externally submitted tasks (this is more related to task requirements, will it be possible to externally start an experiment, etc.) ? This is currently done by task generators, which are rather complex ...</text:p>
              </text:list-item>
            </text:list>
            <text:list text:style-name="L6">
              <text:list-item text:start-value="1">
                <text:list>
                  <text:list-item text:start-value="1">
                    <text:list>
                      <text:list-item text:start-value="1">
                        <text:h text:style-name="P19" text:outline-level="3" text:restart-numbering="true" text:start-value="1">Functional Requirements</text:h>
                      </text:list-item>
                    </text:list>
                  </text:list-item>
                </text:list>
              </text:list-item>
            </text:list>
          </text:deletion>
        </text:changed-region>
        <text:changed-region text:id="ct172509704">
          <text:deletion>
            <office:change-info>
              <dc:creator>Jan Tattermusch</dc:creator>
              <dc:date>2008-12-09T14:57:00</dc:date>
            </office:change-info>
            <text:list text:style-name="L6">
              <text:list-item text:start-value="1">
                <text:p text:style-name="P17"/>
              </text:list-item>
              <text:list-item>
                <text:p text:style-name="P20">(PT) What methods do we envision here ? My idea was simply to be able to submit tasks, get notification of task success or failure, maybe chain tasks through dependencies ?</text:p>
              </text:list-item>
            </text:list>
          </text:deletion>
        </text:changed-region>
        <text:changed-region text:id="ct144070320">
          <text:deletion>
            <office:change-info>
              <dc:creator>Jan Tattermusch</dc:creator>
              <dc:date>2008-12-16T17:22:00</dc:date>
            </office:change-info>
            <text:p text:style-name="P21">, which will allow shell tasks to interact with the rest of BEEN infrastructure. This API will implement only a limited subset of task/BEEN interaction methods. As far as the shell scripts must be run by the host runtime as a separate process, a technique how to identify which shell scripts has which task ID must be proposed.</text:p>
          </text:deletion>
        </text:changed-region>
        <text:changed-region text:id="ct171742544">
          <text:deletion>
            <office:change-info>
              <dc:creator>Jan Tattermusch</dc:creator>
              <dc:date>2008-12-09T14:57:00</dc:date>
            </office:change-info>
            <text:p text:style-name="P21">(internal scripting API)</text:p>
          </text:deletion>
        </text:changed-region>
        <text:changed-region text:id="ct141166360">
          <text:deletion>
            <office:change-info>
              <dc:creator>Jan Tattermusch</dc:creator>
              <dc:date>2008-12-16T17:22:00</dc:date>
            </office:change-info>
            <text:list text:style-name="L6">
              <text:list-item text:start-value="1">
                <text:p text:style-name="P22"/>
              </text:list-item>
              <text:list-item>
                <text:p text:style-name="P23">Scripting API should be multi-tiered. It should define a remote interface (e.g. a Java RMI interface), to which the command line utilites (acting as wrappers) should connect and call methods on it. <text:s/>This solution enables WillBeen to be controlled otherwise than just through the web interface or scripting API (when an appropriate controller module would be written).</text:p>
                <text:list>
                  <text:list-item>
                    <text:p text:style-name="P23">Mentioned solution must ensure that invoking scripting API commands will not involve a big overhead (e.g. launching JVM for each method call). There are more approaches to achieve that, but the simplest solution which preserves high portability, will produce code homogenous with the rest of the BEEN and has a sufficient performance in almost all cases is probably this:</text:p>
                  </text:list-item>
                  <text:list-item>
                    <text:p text:style-name="P24">Command line wrappers will be written in Java and compiled to a native machine code using compiler such as GCJ. For platforms that does not have Java to native machine code compiler (or there will not be a native machine code version of wrappers available), the same wrappers compiled to Java bytecode can be used as a fallback. Such wrappers compiled to bytecode will provide the same functionality (preserving BEEN's portability), but with significantly decreased performance.</text:p>
                  </text:list-item>
                  <text:list-item>
                    <text:p text:style-name="P25">According to <text:a xlink:type="simple" xlink:href="http://gcc.gnu.org/java/status.html">http://gcc.gnu.org/java/status.html</text:a>, GCJ supports Linux, Solaris, Windows and others. This information should be verified before coding starts (writing a simple command line utility with RMI client capabilities).</text:p>
                  </text:list-item>
                </text:list>
              </text:list-item>
              <text:list-item>
                <text:p text:style-name="P23">There should be defined two types of APIs:</text:p>
              </text:list-item>
              <text:list-item>
                <text:p text:style-name="P24">An external scripting API, which will allow controlling BEEN the way a user is allowed to when „clicking“ in a web interface. This API will be more complex and should be able to control an appropriate subset of actions of BEEN benchmarking workflow.</text:p>
              </text:list-item>
              <text:list-item>
                <text:p text:style-name="P20">A task scripting API </text:p>
              </text:list-item>
            </text:list>
          </text:deletion>
        </text:changed-region>
        <text:changed-region text:id="ct143266376">
          <text:deletion>
            <office:change-info>
              <dc:creator>Jan Tattermusch</dc:creator>
              <dc:date>2008-12-09T12:51:00</dc:date>
            </office:change-info>
            <text:list text:style-name="L6">
              <text:list-item text:start-value="1">
                <text:p text:style-name="P22"/>
              </text:list-item>
              <text:list-item>
                <text:p text:style-name="P22"/>
              </text:list-item>
            </text:list>
          </text:deletion>
        </text:changed-region>
        <text:changed-region text:id="ct168926240">
          <text:deletion>
            <office:change-info>
              <dc:creator>Jan Tattermusch</dc:creator>
              <dc:date>2008-12-16T17:22:00</dc:date>
            </office:change-info>
            <text:h text:style-name="P26" text:outline-level="2">Scripting API</text:h>
            <text:p text:style-name="Text_20_body">Scripting API is a facility to control BEEN framework using a set of command line utilities shipped with WillBeen. </text:p>
            <text:h text:style-name="Heading_20_3" text:outline-level="3">Formal requirements</text:h>
            <text:list text:style-name="L6">
              <text:list-item>
                <text:p text:style-name="P27">WillBeen scripting API should be platform independent. That means, it should be usable on whatever platform BEEN runs on in a similar way (when we ignore the natural dissimilarities caused by operating systems' distinctness).</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llBeen: Scripting requirements<text:change-start text:change-id="ct173013056"/> – Task scripting<text:change-end text:change-id="ct173013056"/></text:h>
      <text:p text:style-name="Text_20_body">by Jan Tattermusch, 2008-11-18<text:change-start text:change-id="ct143067736"/></text:p>
      <text:p text:style-name="Text_20_body"/>
      <text:p text:style-name="Text_20_body">CHANGELOG:</text:p>
      <text:p text:style-name="Text_20_body">2008-12-08 Jan Tattermusch: integrated comments of (PT) in the Task Scripting part<text:change-end text:change-id="ct143067736"/><text:change-start text:change-id="ct171926624"/></text:p>
      <text:p text:style-name="Text_20_body">2008-12-16 Jan Tattermusch: document split into two files (scripting-api-requirements.odt<text:change-end text:change-id="ct171926624"/><text:change-start text:change-id="ct172537120"/> and task-scripting-requirements.odt).<text:change-end text:change-id="ct172537120"/></text:p>
      <text:p text:style-name="Standard"/>
      <text:p text:style-name="Standard"><text:change text:change-id="ct167015632"/><text:change-start text:change-id="ct168981928"/>This document proposes solution of <text:change-end text:change-id="ct168981928"/><text:change text:change-id="ct172705168"/><text:change-start text:change-id="ct168896488"/>s<text:change-end text:change-id="ct168896488"/>ubmitting scripts as BEEN tasks and letting them interact with BEEN task execution environment as if they were tasks written in Java (this <text:change-start text:change-id="ct172529312"/>feature<text:change-end text:change-id="ct172529312"/><text:change text:change-id="ct169460824"/> will be referred as „task scripting“)<text:change-start text:change-id="ct171547528"/>.<text:change-end text:change-id="ct171547528"/><text:change text:change-id="ct169020496"/></text:p>
      <text:h text:style-name="Heading_20_3" text:outline-level="3">Formal requirements</text:h>
      <text:list text:style-name="L7">
        <text:list-item>
          <text:p text:style-name="P59">PHILOSOPHY: Key features of WillBeen's task scripting solution are these:</text:p>
        </text:list-item>
        <text:list-item>
          <text:p text:style-name="P69">Users should not be bothered by writing lots of Java code and building BEEN packages when they only want to achieve simple goals.</text:p>
        </text:list-item>
        <text:list-item>
          <text:p text:style-name="P69">If possible, task scripting should be equally powerful as writing Java tasks.</text:p>
        </text:list-item>
        <text:list-item>
          <text:p text:style-name="P69">Writing script task should demand only as much knowledge (from the user) as it is needed to achieve the goal.</text:p>
        </text:list-item>
        <text:list-item>
          <text:p text:style-name="P69">Really simple tasks should be written and used adequately easily (e.g. simple bash scripts usually take a few lines to write and are ready to use).</text:p>
        </text:list-item>
      </text:list>
      <text:list text:style-name="L8">
        <text:list-item>
          <text:p text:style-name="P60">A suitable high-level scripting language for use in tasks should be picked, meeting this constraints:</text:p>
        </text:list-item>
        <text:list-item>
          <text:p text:style-name="P70">A free, up-to-date and well maintained scripting language Java interpreter should be available.</text:p>
        </text:list-item>
        <text:list-item>
          <text:p text:style-name="P70">It should be technically possibilie to implement java – script and script – java interaction without special efforts.</text:p>
        </text:list-item>
        <text:list-item>
          <text:p text:style-name="P70">An object oriented scripting language will enable task author to know only one interface to be able to write both Java and script tasks.</text:p>
        </text:list-item>
        <text:list-item>
          <text:p text:style-name="P70">The picked scripting language should be generally considered as modern, fast and easy-to-use. The bigger user base the scripting language will have, the lower risk is to pick it.</text:p>
        </text:list-item>
        <text:list-item>
          <text:p text:style-name="P60">Although a high-level scripting language will probably have facilities to call command line tools, it is not very comfortable for user to use them. WillBeen should also support tasks written in shell scripting language (will be referred as „task shell scripting“. The concrete shell will be dependent on the platform where the shell will be running.</text:p>
        </text:list-item>
      </text:list>
      <text:h text:style-name="Heading_20_3" text:outline-level="3">Functional requirements</text:h>
      <text:p text:style-name="Text_20_body">These requirements are categorized by BEEN modules which they concern.</text:p>
      <text:p text:style-name="P36"/>
      <text:p text:style-name="P36"><text:soft-page-break/>Task scripting runtime (new component)</text:p>
      <text:p text:style-name="P34">Running scripts</text:p>
      <text:list text:style-name="L9">
        <text:list-item>
          <text:p text:style-name="P44">Main feature of task scipting runtime is to provide scripting engine for running high-level scripts. That means - a scripting language interpreter in written Java. A third party open-source interpreter will be used.</text:p>
        </text:list-item>
        <text:list-item>
          <text:p text:style-name="P44">Task scripting runtime will also take care of running shell scripts. That means, it will be able to select a suitable shell for given script and execute script using the shell. Shell scripts won't be interpreted using Java-implemented interpreter, but will be run by means of host operating system. The task scripting runtime will only encapsulate running of the shell in a platform independent way.</text:p>
        </text:list-item>
      </text:list>
      <text:p text:style-name="P34">Script/BEEN framework interaction</text:p>
      <text:list text:style-name="L10">
        <text:list-item>
          <text:p text:style-name="P45">WillBeen will enable scripts to interact with the rest of BEEN framework.</text:p>
        </text:list-item>
        <text:list-item>
          <text:p text:style-name="P71">Scripts will interact through an adapter object injected into their namespace by script interpreter. Adapter's interface definition will be based on standard Java task's interaction capabilities and modified to suit scripting language's look &amp; feel. An overview of task/BEEN interaction methods can be taken from <text:span text:style-name="T3">cz.cuni.mff.been.task.Task</text:span><text:span text:style-name="T2">'s javadoc.</text:span></text:p>
        </text:list-item>
        <text:list-item>
          <text:p text:style-name="P45">Shell scripts will interact with the rest of system through BEEN command line API (a set of wrappers described in part „Scripting API“). </text:p>
        </text:list-item>
      </text:list>
      <text:p text:style-name="P34">Script security</text:p>
      <text:list text:style-name="L10">
        <text:list-item text:start-value="1">
          <text:p text:style-name="P45">The interface to the scripts should allow taking some care of security. Even if absolutely secure task execution is not possible, the interface should provide tasks with facilities such as local storage to decrease the chance of accidental filesystem damage.</text:p>
          <text:list>
            <text:list-item>
              <text:p text:style-name="P45">Tasks right now have their „unpacked package“, „working“ and „temporary“ directories. Working directory is associated with experiment (?) ...</text:p>
            </text:list-item>
          </text:list>
        </text:list-item>
        <text:list-item>
          <text:p text:style-name="P45">For shell scripts, common means of isolating tasks that are already available in some environments, such as chroot jails or similar, should be considered.</text:p>
        </text:list-item>
      </text:list>
      <text:list text:style-name="L10">
        <text:list-item text:start-value="1">
          <text:p text:style-name="P40">Possibility of debugging remote scripts should be considered.</text:p>
        </text:list-item>
      </text:list>
      <text:p text:style-name="Text_20_body"/>
      <text:p text:style-name="P35">Software repository</text:p>
      <text:list text:style-name="L11">
        <text:list-item>
          <text:p text:style-name="P61">At the present time, sofware repository does not support detection of new package versions (version must be changed manually in .bpk archive). This could be considered acceptable when supporting only BEEN packages written in Java. When supporting scripting, a new mechanism enabing automatic update detection must be implemented.</text:p>
        </text:list-item>
        <text:list-item>
          <text:p text:style-name="P61">Curent BEEN package archive's structure seems not to meet all scripting requirements. To support rapid task development, a new concept is proposed:</text:p>
        </text:list-item>
      </text:list>
      <text:list text:style-name="L12">
        <text:list-item>
          <text:p text:style-name="P68">Standard BEEN packages' structure will be left unchanged. This type of packages can also carry scripts and a load of scripts' input data, which can be useful in some cases.</text:p>
        </text:list-item>
        <text:list-item>
          <text:p text:style-name="P68">A new type of BEEN packages will be introduced, referred as „script packages“. This type of packages will have these features:</text:p>
        </text:list-item>
      </text:list>
      <text:list text:style-name="L13">
        <text:list-item>
          <text:p text:style-name="P73">a whole package will be a single file containing the script to be run </text:p>
        </text:list-item>
        <text:list-item>
          <text:p text:style-name="P73">package metadata (config.xml and metadata.xml in standard been packages) will be in some way contained in the leading comment of a script. For example:</text:p>
        </text:list-item>
      </text:list>
      <text:p text:style-name="P37">#!/bin/sh</text:p>
      <text:p text:style-name="P37"><text:soft-page-break/>#&lt;package&gt;</text:p>
      <text:p text:style-name="P37">#&lt;name&gt;some_bash_script&lt;/name&gt;</text:p>
      <text:p text:style-name="P37">#&lt;version&gt;1.0&lt;/version&gt;</text:p>
      <text:p text:style-name="P37">#&lt;type&gt;task&lt;/type&gt;</text:p>
      <text:p text:style-name="P37">#&lt;humanName&gt;Some bash script&lt;/humanName&gt;</text:p>
      <text:p text:style-name="P37">#&lt;/package&gt;</text:p>
      <text:p text:style-name="P37">...</text:p>
      <text:list text:style-name="L13">
        <text:list-header>
          <text:p text:style-name="P74"/>
        </text:list-header>
        <text:list-item>
          <text:p text:style-name="P73">package will have a standard extension distinct from legacy been package's one.</text:p>
        </text:list-item>
      </text:list>
      <text:p text:style-name="P35"/>
      <text:p text:style-name="P35">Web interface</text:p>
      <text:list text:style-name="L2">
        <text:list-item text:start-value="1">
          <text:p text:style-name="P48">Provide user interface to create, edit and inspect scripts using web interface.</text:p>
        </text:list-item>
        <text:list-item>
          <text:p text:style-name="P3">Optional feature is syntax highlighting for script inspection (that means that scripts already saved in sofware repository should be viewed with highlighted syntax; this does not concern script editation)<text:change text:change-id="ct142044656"/></text:p>
        </text:list-item>
        <text:list-item>
          <text:p text:style-name="P48">The task error reporting in the web interface should be improved so that the tasks have an easy way of telling the user what went wrong (possibly related to task debugging mentioned earlier).</text:p>
        </text:list-item>
      </text:list>
      <text:h text:style-name="P46" text:outline-level="2"><text:change text:change-id="ct143035488"/><text:change text:change-id="ct171838080"/><text:change text:change-id="ct171925648"/><text:change text:change-id="ct170058648"/><text:change text:change-id="ct170121768"/><text:change text:change-id="ct172803328"/><text:change text:change-id="ct168290456"/><text:change text:change-id="ct172528752"/><text:change text:change-id="ct172518368"/><text:change text:change-id="ct172809360"/><text:change text:change-id="ct171856272"/><text:change text:change-id="ct173222992"/><text:change text:change-id="ct169467600"/><text:change text:change-id="ct173085608"/><text:change text:change-id="ct158421152"/><text:change text:change-id="ct172674272"/><text:change text:change-id="ct172677400"/><text:change text:change-id="ct167450696"/><text:change text:change-id="ct173108976"/><text:change text:change-id="ct171754960"/><text:change text:change-id="ct172509704"/><text:change text:change-id="ct144070320"/><text:change text:change-id="ct171742544"/><text:change text:change-id="ct141166360"/><text:change text:change-id="ct143266376"/><text:change text:change-id="ct1689262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cs" fo:country="CZ"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an Tattermusch</meta:initial-creator>
    <meta:creation-date>2008-11-17T11:08:09</meta:creation-date>
    <dc:creator>Jan Tattermusch</dc:creator>
    <dc:date>2009-01-06T22:50:12</dc:date>
    <meta:editing-cycles>27</meta:editing-cycles>
    <meta:editing-duration>P1DT17H38M30S</meta:editing-duration>
    <meta:user-defined meta:name="Info 1"/>
    <meta:user-defined meta:name="Info 2"/>
    <meta:user-defined meta:name="Info 3"/>
    <meta:user-defined meta:name="Info 4"/>
    <meta:document-statistic meta:table-count="0" meta:image-count="0" meta:object-count="0" meta:page-count="3" meta:paragraph-count="89" meta:word-count="1540" meta:character-count="9759"/>
  </office:meta>
</office:document-meta>
</file>